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iscipline" style:family="table">
      <style:table-properties style:width="6.9299in" table:align="left" style:writing-mode="lr-tb"/>
    </style:style>
    <style:style style:name="discipline.A" style:family="table-column">
      <style:table-column-properties style:column-width="1.0507in"/>
    </style:style>
    <style:style style:name="discipline.B" style:family="table-column">
      <style:table-column-properties style:column-width="2.0917in"/>
    </style:style>
    <style:style style:name="discipline.C" style:family="table-column">
      <style:table-column-properties style:column-width="1.3979in"/>
    </style:style>
    <style:style style:name="discipline.D" style:family="table-column">
      <style:table-column-properties style:column-width="2.3896in"/>
    </style:style>
    <style:style style:name="discipline.1" style:family="table-row">
      <style:table-row-properties style:keep-together="true" fo:keep-together="auto"/>
    </style:style>
    <style:style style:name="discipline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discipline.D1" style:family="table-cell">
      <style:table-cell-properties style:vertical-align="top" fo:padding="0.0382in" fo:border="0.0007in solid #000000" style:writing-mode="lr-tb"/>
    </style:style>
    <style:style style:name="discipline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discipline.D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Standard">
      <style:paragraph-properties fo:text-align="center" style:justify-single-word="false">
        <style:tab-stops>
          <style:tab-stop style:position="6.8146in" style:type="right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6.8146in" style:type="right"/>
        </style:tab-stops>
      </style:paragraph-properties>
      <style:text-properties style:font-name="Liberation Sans"/>
    </style:style>
    <style:style style:name="P3" style:family="paragraph" style:parent-style-name="Standard">
      <style:paragraph-properties fo:text-align="start" style:justify-single-word="false">
        <style:tab-stops>
          <style:tab-stop style:position="6.8146in" style:type="right"/>
        </style:tab-stops>
      </style:paragraph-properties>
    </style:style>
    <style:style style:name="P4" style:family="paragraph" style:parent-style-name="Standard">
      <style:paragraph-properties fo:text-align="start" style:justify-single-word="false">
        <style:tab-stops>
          <style:tab-stop style:position="1.5102in"/>
        </style:tab-stops>
      </style:paragraph-properties>
    </style:style>
    <style:style style:name="P5" style:family="paragraph" style:parent-style-name="Standard">
      <style:paragraph-properties fo:text-align="start" style:justify-single-word="false">
        <style:tab-stops>
          <style:tab-stop style:position="1.5102in"/>
        </style:tab-stops>
      </style:paragraph-properties>
      <style:text-properties style:font-name="Liberation Serif"/>
    </style:style>
    <style:style style:name="P6" style:family="paragraph" style:parent-style-name="Standard" style:master-page-name="Standard">
      <style:paragraph-properties style:page-number="auto">
        <style:tab-stops>
          <style:tab-stop style:position="6.8752in" style:type="right"/>
        </style:tab-stops>
      </style:paragraph-properties>
      <style:text-properties style:font-name="Liberation Sans"/>
    </style:style>
    <style:style style:name="P7" style:family="paragraph" style:parent-style-name="Table_20_Contents">
      <style:paragraph-properties fo:text-align="start" style:justify-single-word="false" style:snap-to-layout-grid="false"/>
      <style:text-properties style:font-name="Liberation Serif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 style:snap-to-layout-grid="false"/>
      <style:text-properties style:font-name="Liberation Serif"/>
    </style:style>
    <style:style style:name="T1" style:family="text">
      <style:text-properties style:font-name="Liberation Seri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$school_name: $school_year<text:tab/>$date</text:p>
      <text:p text:style-name="P1">Individual Discipline Report</text:p>
      <text:p text:style-name="P2">$student</text:p>
      <text:p text:style-name="P2">$student_year</text:p>
      <text:p text:style-name="P3"/>
      <text:p text:style-name="P4">T<text:span text:style-name="T1">otal Penalties:<text:tab/>$total_disc</text:span></text:p>
      <text:p text:style-name="P5">Total Incidents: <text:tab/>$total</text:p>
      <text:p text:style-name="P5"/>
      <table:table table:name="discipline" table:style-name="discipline">
        <table:table-column table:style-name="discipline.A"/>
        <table:table-column table:style-name="discipline.B"/>
        <table:table-column table:style-name="discipline.C"/>
        <table:table-column table:style-name="discipline.D"/>
        <table:table-row table:style-name="discipline.1">
          <table:table-cell table:style-name="discipline.A1" office:value-type="string">
            <text:p text:style-name="P7">Date</text:p>
          </table:table-cell>
          <table:table-cell table:style-name="discipline.A1" office:value-type="string">
            <text:p text:style-name="P7">Incident</text:p>
          </table:table-cell>
          <table:table-cell table:style-name="discipline.A1" office:value-type="string">
            <text:p text:style-name="P7">Teacher</text:p>
          </table:table-cell>
          <table:table-cell table:style-name="discipline.D1" office:value-type="string">
            <text:p text:style-name="P7">Comments</text:p>
          </table:table-cell>
        </table:table-row>
        <table:table-row table:style-name="discipline.1">
          <table:table-cell table:style-name="discipline.A2" office:value-type="string">
            <text:p text:style-name="P8">$disc_date</text:p>
          </table:table-cell>
          <table:table-cell table:style-name="discipline.A2" office:value-type="string">
            <text:p text:style-name="P8">$disc_infraction</text:p>
          </table:table-cell>
          <table:table-cell table:style-name="discipline.A2" office:value-type="string">
            <text:p text:style-name="P8">$disc_teacher</text:p>
          </table:table-cell>
          <table:table-cell table:style-name="discipline.D2" office:value-type="string">
            <text:p text:style-name="P8">$disc_comment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Burke</meta:initial-creator>
    <meta:creation-date>2010-10-12T09:59:13</meta:creation-date>
    <meta:editing-duration>PT574H11M08S</meta:editing-duration>
    <meta:document-statistic meta:table-count="1" meta:image-count="0" meta:object-count="0" meta:page-count="1" meta:paragraph-count="14" meta:word-count="22" meta:character-count="212"/>
    <dc:date>2010-10-12T11:25:01</dc:date>
    <dc:creator>David Burke</dc:creator>
    <meta:generator>OpenOffice.org/3.2$Unix OpenOffice.org_project/320m12$Build-9483</meta:generator>
    <meta:user-defined meta:name="Info 1"/>
    <meta:user-defined meta:name="Info 2"/>
    <meta:user-defined meta:name="Info 3"/>
    <meta:user-defined meta:name="Info 4"/>
  </office:meta>
</office:document-meta>
</file>